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074" officeooo:paragraph-rsid="00096074"/>
    </style:style>
    <style:style style:name="P2" style:family="paragraph" style:parent-style-name="Standard">
      <style:text-properties officeooo:paragraph-rsid="00096074"/>
    </style:style>
    <style:style style:name="P3" style:family="paragraph" style:parent-style-name="Standard">
      <style:text-properties officeooo:rsid="0009ab7c" officeooo:paragraph-rsid="0009ab7c"/>
    </style:style>
    <style:style style:name="P4" style:family="paragraph" style:parent-style-name="Standard">
      <style:text-properties officeooo:rsid="0009ab7c" officeooo:paragraph-rsid="0009d7f6"/>
    </style:style>
    <style:style style:name="P5" style:family="paragraph" style:parent-style-name="Standard">
      <style:text-properties officeooo:rsid="0009ab7c" officeooo:paragraph-rsid="0009daa8"/>
    </style:style>
    <style:style style:name="P6" style:family="paragraph" style:parent-style-name="Standard">
      <style:text-properties officeooo:paragraph-rsid="0009ab7c"/>
    </style:style>
    <style:style style:name="P7" style:family="paragraph" style:parent-style-name="Standard">
      <style:text-properties officeooo:paragraph-rsid="0009daa8"/>
    </style:style>
    <style:style style:name="P8" style:family="paragraph" style:parent-style-name="Standard">
      <style:text-properties officeooo:rsid="0009daa8" officeooo:paragraph-rsid="0009daa8"/>
    </style:style>
    <style:style style:name="P9" style:family="paragraph" style:parent-style-name="Standard">
      <style:text-properties officeooo:rsid="000a752a" officeooo:paragraph-rsid="000a752a"/>
    </style:style>
    <style:style style:name="T1" style:family="text">
      <style:text-properties officeooo:rsid="00096074"/>
    </style:style>
    <style:style style:name="T2" style:family="text">
      <style:text-properties officeooo:rsid="0009ab7c"/>
    </style:style>
    <style:style style:name="T3" style:family="text">
      <style:text-properties officeooo:rsid="0009d7f6"/>
    </style:style>
    <style:style style:name="T4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T5" style:family="text">
      <style:text-properties fo:font-variant="normal" fo:text-transform="none" fo:color="#212529" style:font-name="SFMono-Regular" fo:font-size="10.5pt" fo:letter-spacing="normal" fo:font-style="normal" fo:font-weight="normal" officeooo:rsid="0009ab7c"/>
    </style:style>
    <style:style style:name="T6" style:family="text">
      <style:text-properties officeooo:rsid="000a752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a) </text:span></text:p>
      <text:section text:style-name="Sect1" text:name="Sección1">
        <text:p text:style-name="P7"><text:span text:style-name="T1">Windows:</text:span></text:p>
        <text:p text:style-name="P2"/>
        <text:p text:style-name="P2"><text:tab/><text:span text:style-name="T1">mkdir dir</text:span></text:p>
        <text:p text:style-name="P2"><text:tab/><text:span text:style-name="T1">cd dir</text:span></text:p>
        <text:p text:style-name="P2"><text:tab/><text:span text:style-name="T1">mkdir dir1</text:span></text:p>
        <text:p text:style-name="P2"><text:tab/><text:span text:style-name="T1">mkdir dir2</text:span></text:p>
        <text:p text:style-name="P2"><text:tab/><text:span text:style-name="T1">mkdir .\dir1\dir11</text:span></text:p>
        <text:p text:style-name="P2"><text:tab/><text:span text:style-name="T1">mkdir .\dir2\dir21</text:span></text:p>
        <text:p text:style-name="P2"><text:tab/><text:span text:style-name="T1">mkdir .\dir2\dir22</text:span></text:p>
        <text:p text:style-name="P2"><text:span text:style-name="T1"><text:s text:c="4"/>Linux:</text:span></text:p>
        <text:p text:style-name="P1"><text:tab/>mkdir dir</text:p>
        <text:p text:style-name="P2"><text:tab/><text:span text:style-name="T1">cd dir</text:span></text:p>
        <text:p text:style-name="P2"><text:tab/><text:span text:style-name="T1">mkdir dir1</text:span></text:p>
        <text:p text:style-name="P2"><text:tab/><text:span text:style-name="T1">mkdir dir2</text:span></text:p>
        <text:p text:style-name="P2"><text:tab/><text:span text:style-name="T1">mkdir ./dir1/dir11</text:span></text:p>
        <text:p text:style-name="P2"><text:tab/><text:span text:style-name="T1">mkdir ./dir2/dir21</text:span></text:p>
        <text:p text:style-name="P1"><text:tab/>mkdir ./dir2/dir22</text:p>
      </text:section>
      <text:p text:style-name="P1"/>
      <text:p text:style-name="P5">b)</text:p>
      <text:section text:style-name="Sect1" text:name="Sección2">
        <text:p text:style-name="P5">Windows:</text:p>
        <text:p text:style-name="P3"><text:tab/>move *.png .<text:span text:style-name="T3">\</text:span>dir1<text:span text:style-name="T3">\</text:span>dir11</text:p>
        <text:p text:style-name="P3"><text:tab/>cd dir1\dir11</text:p>
        <text:p text:style-name="P3"><text:tab/>xcopy img1.png ..\..\dir2\dir21</text:p>
        <text:p text:style-name="P3"><text:tab/>dir</text:p>
        <text:p text:style-name="P3"><text:tab/><text:span text:style-name="T3">del img1.png</text:span></text:p>
        <text:p text:style-name="P4"><text:tab/><text:span text:style-name="T3">cd ..\..</text:span></text:p>
        <text:p text:style-name="P4"><text:tab/><text:span text:style-name="T3">rd dir1 /S</text:span></text:p>
        <text:p text:style-name="P4"><text:tab/><text:span text:style-name="T3">¿Está seguro (S/N)? s</text:span></text:p>
        <text:p text:style-name="P3">Linux:</text:p>
        <text:p text:style-name="P3"><text:tab/>mv *.png ./dir1/dir11</text:p>
        <text:p text:style-name="P3"><text:tab/>cd dir1/dir11</text:p>
        <text:p text:style-name="P3"><text:tab/>cp img1.png ../../dir2/dir21</text:p>
        <text:p text:style-name="P3"><text:tab/>dir</text:p>
        <text:p text:style-name="P3"><text:tab/><text:span text:style-name="T3">rm img1.png</text:span></text:p>
        <text:p text:style-name="P3"><text:tab/><text:span text:style-name="T3">cd ../..</text:span></text:p>
        <text:p text:style-name="P6"><text:span text:style-name="T5"><text:tab/></text:span><text:span text:style-name="T2">rm -r </text:span><text:span text:style-name="T3">d</text:span><text:span text:style-name="T2">ir1</text:span></text:p>
      </text:section>
      <text:p text:style-name="P6"/>
      <text:p text:style-name="P8">c)<text:span text:style-name="T6">Windows:</text:span></text:p>
      <text:p text:style-name="P8"><text:tab/></text:p>
      <text:p text:style-name="P8"/>
      <text:p text:style-name="P9">Linux:</text:p>
      <text:p text:style-name="P9"><text:tab/>rm <text:s/>./dir1/dir11/????.*</text:p>
      <text:p text:style-name="P9"><text:tab/>rm <text:s/>./dir1/dir11/m*h*</text:p>
      <text:p text:style-name="P9"><text:tab/>rm ./dir1/dir11/a??.d*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21:28:07.299347885</meta:creation-date>
    <dc:date>2020-12-14T22:41:16.869156048</dc:date>
    <meta:editing-duration>PT12M8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1" meta:word-count="78" meta:character-count="545" meta:non-whitespace-character-count="467"/>
  </office:meta>
</office:document-meta>
</file>